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42mm"/>
    </style:style>
    <style:style style:name="co2" style:family="table-column">
      <style:table-column-properties fo:break-before="auto" style:column-width="14.52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hings2" table:style-name="ta1">
        <table:shapes>
          <draw:frame draw:z-index="0" draw:style-name="gr1" draw:text-style-name="P1" svg:width="207.8mm" svg:height="116.88mm" svg:x="69.55mm" svg:y="105.36mm">
            <draw:object draw:notify-on-update-of-ranges="things2.E3:things2.E3 things2.E4:things2.E23 things2.F3:things2.F3 things2.F4:things2.F23 things2.G3:things2.G3 things2.G4:things2.G23 things2.H3:things2.H3 things2.H4:things2.H23 things2.I3:things2.I3 things2.I4:things2.I23 things2.J3:things2.J3 things2.J4:things2.J23 things2.K3:things2.K3 things2.K4:things2.K23 things2.L3:things2.L3 things2.L4:things2.L23 things2.M3:things2.M3 things2.M4:things2.M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 office:value-type="float" office:value="0.737662" calcext:value-type="float">
            <text:p>0.737662</text:p>
          </table:table-cell>
          <table:table-cell table:number-columns-repeated="10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" calcext:value-type="float">
            <text:p>2</text:p>
          </table:table-cell>
          <table:table-cell office:value-type="float" office:value="0.722682" calcext:value-type="float">
            <text:p>0.722682</text:p>
          </table:table-cell>
          <table:table-cell table:number-columns-repeated="10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4" calcext:value-type="float">
            <text:p>4</text:p>
          </table:table-cell>
          <table:table-cell office:value-type="float" office:value="0.731025" calcext:value-type="float">
            <text:p>0.731025</text:p>
          </table:table-cell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65536" calcext:value-type="float">
            <text:p>655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table:formula="of:=524288*2" office:value-type="float" office:value="1048576" calcext:value-type="float">
            <text:p>104857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0.725689" calcext:value-type="float">
            <text:p>0.7256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37662" calcext:value-type="float">
            <text:p>0.737662</text:p>
          </table:table-cell>
          <table:table-cell office:value-type="float" office:value="0.695379" calcext:value-type="float">
            <text:p>0.695379</text:p>
          </table:table-cell>
          <table:table-cell office:value-type="float" office:value="0.695303" calcext:value-type="float">
            <text:p>0.695303</text:p>
          </table:table-cell>
          <table:table-cell office:value-type="float" office:value="0.694682" calcext:value-type="float">
            <text:p>0.694682</text:p>
          </table:table-cell>
          <table:table-cell office:value-type="float" office:value="0.69463" calcext:value-type="float">
            <text:p>0.69463</text:p>
          </table:table-cell>
          <table:table-cell office:value-type="float" office:value="0.714872" calcext:value-type="float">
            <text:p>0.714872</text:p>
          </table:table-cell>
          <table:table-cell office:value-type="float" office:value="0.70389" calcext:value-type="float">
            <text:p>0.70389</text:p>
          </table:table-cell>
          <table:table-cell office:value-type="float" office:value="0.709087" calcext:value-type="float">
            <text:p>0.70908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0.731574" calcext:value-type="float">
            <text:p>0.7315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22682" calcext:value-type="float">
            <text:p>0.722682</text:p>
          </table:table-cell>
          <table:table-cell office:value-type="float" office:value="0.689797" calcext:value-type="float">
            <text:p>0.689797</text:p>
          </table:table-cell>
          <table:table-cell office:value-type="float" office:value="0.695311" calcext:value-type="float">
            <text:p>0.695311</text:p>
          </table:table-cell>
          <table:table-cell office:value-type="float" office:value="0.711411" calcext:value-type="float">
            <text:p>0.711411</text:p>
          </table:table-cell>
          <table:table-cell office:value-type="float" office:value="0.708467" calcext:value-type="float">
            <text:p>0.708467</text:p>
          </table:table-cell>
          <table:table-cell office:value-type="float" office:value="0.696183" calcext:value-type="float">
            <text:p>0.696183</text:p>
          </table:table-cell>
          <table:table-cell office:value-type="float" office:value="0.697211" calcext:value-type="float">
            <text:p>0.697211</text:p>
          </table:table-cell>
          <table:table-cell office:value-type="float" office:value="0.697089" calcext:value-type="float">
            <text:p>0.69708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0.75382" calcext:value-type="float">
            <text:p>0.753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731025" calcext:value-type="float">
            <text:p>0.731025</text:p>
          </table:table-cell>
          <table:table-cell office:value-type="float" office:value="0.7295" calcext:value-type="float">
            <text:p>0.7295</text:p>
          </table:table-cell>
          <table:table-cell office:value-type="float" office:value="0.693104" calcext:value-type="float">
            <text:p>0.693104</text:p>
          </table:table-cell>
          <table:table-cell office:value-type="float" office:value="0.70045" calcext:value-type="float">
            <text:p>0.70045</text:p>
          </table:table-cell>
          <table:table-cell office:value-type="float" office:value="0.69642" calcext:value-type="float">
            <text:p>0.69642</text:p>
          </table:table-cell>
          <table:table-cell office:value-type="float" office:value="0.696135" calcext:value-type="float">
            <text:p>0.696135</text:p>
          </table:table-cell>
          <table:table-cell office:value-type="float" office:value="0.708865" calcext:value-type="float">
            <text:p>0.708865</text:p>
          </table:table-cell>
          <table:table-cell office:value-type="float" office:value="0.699488" calcext:value-type="float">
            <text:p>0.69948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0.803244" calcext:value-type="float">
            <text:p>0.80324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725689" calcext:value-type="float">
            <text:p>0.725689</text:p>
          </table:table-cell>
          <table:table-cell office:value-type="float" office:value="0.70784" calcext:value-type="float">
            <text:p>0.70784</text:p>
          </table:table-cell>
          <table:table-cell office:value-type="float" office:value="0.698682" calcext:value-type="float">
            <text:p>0.698682</text:p>
          </table:table-cell>
          <table:table-cell office:value-type="float" office:value="0.708122" calcext:value-type="float">
            <text:p>0.708122</text:p>
          </table:table-cell>
          <table:table-cell office:value-type="float" office:value="0.697673" calcext:value-type="float">
            <text:p>0.697673</text:p>
          </table:table-cell>
          <table:table-cell office:value-type="float" office:value="0.697679" calcext:value-type="float">
            <text:p>0.697679</text:p>
          </table:table-cell>
          <table:table-cell office:value-type="float" office:value="0.701218" calcext:value-type="float">
            <text:p>0.701218</text:p>
          </table:table-cell>
          <table:table-cell office:value-type="float" office:value="0.699986" calcext:value-type="float">
            <text:p>0.69998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0.939775" calcext:value-type="float">
            <text:p>0.93977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731574" calcext:value-type="float">
            <text:p>0.731574</text:p>
          </table:table-cell>
          <table:table-cell office:value-type="float" office:value="0.714281" calcext:value-type="float">
            <text:p>0.714281</text:p>
          </table:table-cell>
          <table:table-cell office:value-type="float" office:value="0.704017" calcext:value-type="float">
            <text:p>0.704017</text:p>
          </table:table-cell>
          <table:table-cell office:value-type="float" office:value="0.703074" calcext:value-type="float">
            <text:p>0.703074</text:p>
          </table:table-cell>
          <table:table-cell office:value-type="float" office:value="0.719934" calcext:value-type="float">
            <text:p>0.719934</text:p>
          </table:table-cell>
          <table:table-cell office:value-type="float" office:value="0.735722" calcext:value-type="float">
            <text:p>0.735722</text:p>
          </table:table-cell>
          <table:table-cell office:value-type="float" office:value="0.7571" calcext:value-type="float">
            <text:p>0.7571</text:p>
          </table:table-cell>
          <table:table-cell office:value-type="float" office:value="0.760333" calcext:value-type="float">
            <text:p>0.76033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56" calcext:value-type="float">
            <text:p>256</text:p>
          </table:table-cell>
          <table:table-cell office:value-type="float" office:value="0.943158" calcext:value-type="float">
            <text:p>0.94315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75382" calcext:value-type="float">
            <text:p>0.75382</text:p>
          </table:table-cell>
          <table:table-cell office:value-type="float" office:value="0.728227" calcext:value-type="float">
            <text:p>0.728227</text:p>
          </table:table-cell>
          <table:table-cell office:value-type="float" office:value="0.721906" calcext:value-type="float">
            <text:p>0.721906</text:p>
          </table:table-cell>
          <table:table-cell office:value-type="float" office:value="0.959239" calcext:value-type="float">
            <text:p>0.959239</text:p>
          </table:table-cell>
          <table:table-cell office:value-type="float" office:value="1.013663" calcext:value-type="float">
            <text:p>1.013663</text:p>
          </table:table-cell>
          <table:table-cell office:value-type="float" office:value="1.07475" calcext:value-type="float">
            <text:p>1.07475</text:p>
          </table:table-cell>
          <table:table-cell office:value-type="float" office:value="1.240908" calcext:value-type="float">
            <text:p>1.240908</text:p>
          </table:table-cell>
          <table:table-cell office:value-type="float" office:value="1.243524" calcext:value-type="float">
            <text:p>1.24352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0.934186" calcext:value-type="float">
            <text:p>0.93418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803244" calcext:value-type="float">
            <text:p>0.803244</text:p>
          </table:table-cell>
          <table:table-cell office:value-type="float" office:value="0.756784" calcext:value-type="float">
            <text:p>0.756784</text:p>
          </table:table-cell>
          <table:table-cell office:value-type="float" office:value="0.721568" calcext:value-type="float">
            <text:p>0.721568</text:p>
          </table:table-cell>
          <table:table-cell office:value-type="float" office:value="1.91037" calcext:value-type="float">
            <text:p>1.91037</text:p>
          </table:table-cell>
          <table:table-cell office:value-type="float" office:value="2.05761" calcext:value-type="float">
            <text:p>2.05761</text:p>
          </table:table-cell>
          <table:table-cell office:value-type="float" office:value="2.137605" calcext:value-type="float">
            <text:p>2.137605</text:p>
          </table:table-cell>
          <table:table-cell office:value-type="float" office:value="2.481545" calcext:value-type="float">
            <text:p>2.481545</text:p>
          </table:table-cell>
          <table:table-cell office:value-type="float" office:value="2.456256" calcext:value-type="float">
            <text:p>2.45625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0.971029" calcext:value-type="float">
            <text:p>0.971029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939775" calcext:value-type="float">
            <text:p>0.939775</text:p>
          </table:table-cell>
          <table:table-cell office:value-type="float" office:value="0.798976" calcext:value-type="float">
            <text:p>0.798976</text:p>
          </table:table-cell>
          <table:table-cell office:value-type="float" office:value="0.802413" calcext:value-type="float">
            <text:p>0.802413</text:p>
          </table:table-cell>
          <table:table-cell office:value-type="float" office:value="1.921189" calcext:value-type="float">
            <text:p>1.921189</text:p>
          </table:table-cell>
          <table:table-cell office:value-type="float" office:value="2.030778" calcext:value-type="float">
            <text:p>2.030778</text:p>
          </table:table-cell>
          <table:table-cell office:value-type="float" office:value="2.165289" calcext:value-type="float">
            <text:p>2.165289</text:p>
          </table:table-cell>
          <table:table-cell office:value-type="float" office:value="2.590355" calcext:value-type="float">
            <text:p>2.590355</text:p>
          </table:table-cell>
          <table:table-cell office:value-type="float" office:value="2.652184" calcext:value-type="float">
            <text:p>2.65218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048" calcext:value-type="float">
            <text:p>2048</text:p>
          </table:table-cell>
          <table:table-cell office:value-type="float" office:value="0.812654" calcext:value-type="float">
            <text:p>0.812654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0.943158" calcext:value-type="float">
            <text:p>0.943158</text:p>
          </table:table-cell>
          <table:table-cell office:value-type="float" office:value="0.908386" calcext:value-type="float">
            <text:p>0.908386</text:p>
          </table:table-cell>
          <table:table-cell office:value-type="float" office:value="0.805776" calcext:value-type="float">
            <text:p>0.805776</text:p>
          </table:table-cell>
          <table:table-cell office:value-type="float" office:value="1.921996" calcext:value-type="float">
            <text:p>1.921996</text:p>
          </table:table-cell>
          <table:table-cell office:value-type="float" office:value="2.047499" calcext:value-type="float">
            <text:p>2.047499</text:p>
          </table:table-cell>
          <table:table-cell office:value-type="float" office:value="2.198484" calcext:value-type="float">
            <text:p>2.198484</text:p>
          </table:table-cell>
          <table:table-cell office:value-type="float" office:value="2.670224" calcext:value-type="float">
            <text:p>2.670224</text:p>
          </table:table-cell>
          <table:table-cell office:value-type="float" office:value="2.734298" calcext:value-type="float">
            <text:p>2.73429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4096" calcext:value-type="float">
            <text:p>4096</text:p>
          </table:table-cell>
          <table:table-cell office:value-type="float" office:value="1.165976" calcext:value-type="float">
            <text:p>1.165976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.934186" calcext:value-type="float">
            <text:p>0.934186</text:p>
          </table:table-cell>
          <table:table-cell office:value-type="float" office:value="0.915877" calcext:value-type="float">
            <text:p>0.915877</text:p>
          </table:table-cell>
          <table:table-cell office:value-type="float" office:value="0.920892" calcext:value-type="float">
            <text:p>0.920892</text:p>
          </table:table-cell>
          <table:table-cell office:value-type="float" office:value="1.943605" calcext:value-type="float">
            <text:p>1.943605</text:p>
          </table:table-cell>
          <table:table-cell office:value-type="float" office:value="2.058069" calcext:value-type="float">
            <text:p>2.058069</text:p>
          </table:table-cell>
          <table:table-cell office:value-type="float" office:value="2.110104" calcext:value-type="float">
            <text:p>2.110104</text:p>
          </table:table-cell>
          <table:table-cell office:value-type="float" office:value="2.367489" calcext:value-type="float">
            <text:p>2.367489</text:p>
          </table:table-cell>
          <table:table-cell office:value-type="float" office:value="2.367588" calcext:value-type="float">
            <text:p>2.36758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0.695379" calcext:value-type="float">
            <text:p>0.695379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0.971029" calcext:value-type="float">
            <text:p>0.971029</text:p>
          </table:table-cell>
          <table:table-cell office:value-type="float" office:value="0.946427" calcext:value-type="float">
            <text:p>0.946427</text:p>
          </table:table-cell>
          <table:table-cell office:value-type="float" office:value="0.91443" calcext:value-type="float">
            <text:p>0.91443</text:p>
          </table:table-cell>
          <table:table-cell office:value-type="float" office:value="3.278337" calcext:value-type="float">
            <text:p>3.278337</text:p>
          </table:table-cell>
          <table:table-cell office:value-type="float" office:value="3.660885" calcext:value-type="float">
            <text:p>3.660885</text:p>
          </table:table-cell>
          <table:table-cell office:value-type="float" office:value="3.556794" calcext:value-type="float">
            <text:p>3.556794</text:p>
          </table:table-cell>
          <table:table-cell office:value-type="float" office:value="3.70738" calcext:value-type="float">
            <text:p>3.70738</text:p>
          </table:table-cell>
          <table:table-cell office:value-type="float" office:value="3.694543" calcext:value-type="float">
            <text:p>3.69454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" calcext:value-type="float">
            <text:p>2</text:p>
          </table:table-cell>
          <table:table-cell office:value-type="float" office:value="0.689797" calcext:value-type="float">
            <text:p>0.689797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0.812654" calcext:value-type="float">
            <text:p>0.812654</text:p>
          </table:table-cell>
          <table:table-cell office:value-type="float" office:value="0.971859" calcext:value-type="float">
            <text:p>0.971859</text:p>
          </table:table-cell>
          <table:table-cell office:value-type="float" office:value="0.943221" calcext:value-type="float">
            <text:p>0.943221</text:p>
          </table:table-cell>
          <table:table-cell office:value-type="float" office:value="2.576594" calcext:value-type="float">
            <text:p>2.576594</text:p>
          </table:table-cell>
          <table:table-cell office:value-type="float" office:value="4.891409" calcext:value-type="float">
            <text:p>4.891409</text:p>
          </table:table-cell>
          <table:table-cell office:value-type="float" office:value="4.910877" calcext:value-type="float">
            <text:p>4.910877</text:p>
          </table:table-cell>
          <table:table-cell office:value-type="float" office:value="4.874462" calcext:value-type="float">
            <text:p>4.874462</text:p>
          </table:table-cell>
          <table:table-cell office:value-type="float" office:value="0.111699" calcext:value-type="float">
            <text:p>0.11169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4" calcext:value-type="float">
            <text:p>4</text:p>
          </table:table-cell>
          <table:table-cell office:value-type="float" office:value="0.7295" calcext:value-type="float">
            <text:p>0.7295</text:p>
          </table:table-cell>
          <table:table-cell/>
          <table:table-cell office:value-type="float" office:value="4096" calcext:value-type="float">
            <text:p>4096</text:p>
          </table:table-cell>
          <table:table-cell office:value-type="float" office:value="1.165976" calcext:value-type="float">
            <text:p>1.165976</text:p>
          </table:table-cell>
          <table:table-cell office:value-type="float" office:value="0.964674" calcext:value-type="float">
            <text:p>0.964674</text:p>
          </table:table-cell>
          <table:table-cell office:value-type="float" office:value="1.153291" calcext:value-type="float">
            <text:p>1.153291</text:p>
          </table:table-cell>
          <table:table-cell office:value-type="float" office:value="3.872251" calcext:value-type="float">
            <text:p>3.872251</text:p>
          </table:table-cell>
          <table:table-cell office:value-type="float" office:value="6.188329" calcext:value-type="float">
            <text:p>6.188329</text:p>
          </table:table-cell>
          <table:table-cell office:value-type="float" office:value="7.082978" calcext:value-type="float">
            <text:p>7.082978</text:p>
          </table:table-cell>
          <table:table-cell office:value-type="float" office:value="7.601027" calcext:value-type="float">
            <text:p>7.601027</text:p>
          </table:table-cell>
          <table:table-cell office:value-type="float" office:value="2.893961" calcext:value-type="float">
            <text:p>2.89396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0.70784" calcext:value-type="float">
            <text:p>0.70784</text:p>
          </table:table-cell>
          <table:table-cell/>
          <table:table-cell office:value-type="float" office:value="8192" calcext:value-type="float">
            <text:p>8192</text:p>
          </table:table-cell>
          <table:table-cell/>
          <table:table-cell office:value-type="float" office:value="1.16605" calcext:value-type="float">
            <text:p>1.16605</text:p>
          </table:table-cell>
          <table:table-cell office:value-type="float" office:value="0.972781" calcext:value-type="float">
            <text:p>0.972781</text:p>
          </table:table-cell>
          <table:table-cell office:value-type="float" office:value="1.157518" calcext:value-type="float">
            <text:p>1.157518</text:p>
          </table:table-cell>
          <table:table-cell office:value-type="float" office:value="4.013072" calcext:value-type="float">
            <text:p>4.013072</text:p>
          </table:table-cell>
          <table:table-cell office:value-type="float" office:value="5.353761" calcext:value-type="float">
            <text:p>5.353761</text:p>
          </table:table-cell>
          <table:table-cell office:value-type="float" office:value="7.010566" calcext:value-type="float">
            <text:p>7.010566</text:p>
          </table:table-cell>
          <table:table-cell office:value-type="float" office:value="2.865905" calcext:value-type="float">
            <text:p>2.86590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0.714281" calcext:value-type="float">
            <text:p>0.714281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1.071025" calcext:value-type="float">
            <text:p>1.071025</text:p>
          </table:table-cell>
          <table:table-cell office:value-type="float" office:value="0.970371" calcext:value-type="float">
            <text:p>0.970371</text:p>
          </table:table-cell>
          <table:table-cell office:value-type="float" office:value="1.154399" calcext:value-type="float">
            <text:p>1.154399</text:p>
          </table:table-cell>
          <table:table-cell office:value-type="float" office:value="3.914159" calcext:value-type="float">
            <text:p>3.914159</text:p>
          </table:table-cell>
          <table:table-cell office:value-type="float" office:value="6.316846" calcext:value-type="float">
            <text:p>6.316846</text:p>
          </table:table-cell>
          <table:table-cell office:value-type="float" office:value="2.417092" calcext:value-type="float">
            <text:p>2.41709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0.728227" calcext:value-type="float">
            <text:p>0.728227</text:p>
          </table:table-cell>
          <table:table-cell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1.121438" calcext:value-type="float">
            <text:p>1.121438</text:p>
          </table:table-cell>
          <table:table-cell office:value-type="float" office:value="1.001587" calcext:value-type="float">
            <text:p>1.001587</text:p>
          </table:table-cell>
          <table:table-cell office:value-type="float" office:value="1.146977" calcext:value-type="float">
            <text:p>1.146977</text:p>
          </table:table-cell>
          <table:table-cell office:value-type="float" office:value="4.918603" calcext:value-type="float">
            <text:p>4.918603</text:p>
          </table:table-cell>
          <table:table-cell office:value-type="float" office:value="1.63569" calcext:value-type="float">
            <text:p>1.6356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0.756784" calcext:value-type="float">
            <text:p>0.756784</text:p>
          </table:table-cell>
          <table:table-cell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1.150275" calcext:value-type="float">
            <text:p>1.150275</text:p>
          </table:table-cell>
          <table:table-cell office:value-type="float" office:value="0.975383" calcext:value-type="float">
            <text:p>0.975383</text:p>
          </table:table-cell>
          <table:table-cell office:value-type="float" office:value="1.809969" calcext:value-type="float">
            <text:p>1.809969</text:p>
          </table:table-cell>
          <table:table-cell office:value-type="float" office:value="0.135989" calcext:value-type="float">
            <text:p>0.13598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0.798976" calcext:value-type="float">
            <text:p>0.798976</text:p>
          </table:table-cell>
          <table:table-cell/>
          <table:table-cell office:value-type="float" office:value="131072" calcext:value-type="float">
            <text:p>131072</text:p>
          </table:table-cell>
          <table:table-cell table:number-columns-repeated="5"/>
          <table:table-cell office:value-type="float" office:value="1.146086" calcext:value-type="float">
            <text:p>1.146086</text:p>
          </table:table-cell>
          <table:table-cell office:value-type="float" office:value="0.972834" calcext:value-type="float">
            <text:p>0.972834</text:p>
          </table:table-cell>
          <table:table-cell office:value-type="float" office:value="1.812658" calcext:value-type="float">
            <text:p>1.81265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0.908386" calcext:value-type="float">
            <text:p>0.908386</text:p>
          </table:table-cell>
          <table:table-cell/>
          <table:table-cell office:value-type="float" office:value="262144" calcext:value-type="float">
            <text:p>262144</text:p>
          </table:table-cell>
          <table:table-cell table:number-columns-repeated="6"/>
          <table:table-cell office:value-type="float" office:value="1.144297" calcext:value-type="float">
            <text:p>1.144297</text:p>
          </table:table-cell>
          <table:table-cell office:value-type="float" office:value="0.968598" calcext:value-type="float">
            <text:p>0.96859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0.915877" calcext:value-type="float">
            <text:p>0.915877</text:p>
          </table:table-cell>
          <table:table-cell/>
          <table:table-cell office:value-type="float" office:value="524288" calcext:value-type="float">
            <text:p>524288</text:p>
          </table:table-cell>
          <table:table-cell table:number-columns-repeated="7"/>
          <table:table-cell office:value-type="float" office:value="1.128669" calcext:value-type="float">
            <text:p>1.12866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0.946427" calcext:value-type="float">
            <text:p>0.946427</text:p>
          </table:table-cell>
          <table:table-cell table:number-columns-repeated="10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048" calcext:value-type="float">
            <text:p>2048</text:p>
          </table:table-cell>
          <table:table-cell office:value-type="float" office:value="0.971859" calcext:value-type="float">
            <text:p>0.971859</text:p>
          </table:table-cell>
          <table:table-cell table:number-columns-repeated="10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4096" calcext:value-type="float">
            <text:p>4096</text:p>
          </table:table-cell>
          <table:table-cell office:value-type="float" office:value="0.964674" calcext:value-type="float">
            <text:p>0.964674</text:p>
          </table:table-cell>
          <table:table-cell table:number-columns-repeated="10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192" calcext:value-type="float">
            <text:p>8192</text:p>
          </table:table-cell>
          <table:table-cell office:value-type="float" office:value="1.16605" calcext:value-type="float">
            <text:p>1.16605</text:p>
          </table:table-cell>
          <table:table-cell table:number-columns-repeated="10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" calcext:value-type="float">
            <text:p>1</text:p>
          </table:table-cell>
          <table:table-cell office:value-type="float" office:value="0.695303" calcext:value-type="float">
            <text:p>0.695303</text:p>
          </table:table-cell>
          <table:table-cell table:number-columns-repeated="10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" calcext:value-type="float">
            <text:p>2</text:p>
          </table:table-cell>
          <table:table-cell office:value-type="float" office:value="0.695311" calcext:value-type="float">
            <text:p>0.695311</text:p>
          </table:table-cell>
          <table:table-cell table:number-columns-repeated="10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office:value-type="float" office:value="0.693104" calcext:value-type="float">
            <text:p>0.693104</text:p>
          </table:table-cell>
          <table:table-cell table:number-columns-repeated="10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8" calcext:value-type="float">
            <text:p>8</text:p>
          </table:table-cell>
          <table:table-cell office:value-type="float" office:value="0.698682" calcext:value-type="float">
            <text:p>0.698682</text:p>
          </table:table-cell>
          <table:table-cell table:number-columns-repeated="10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6" calcext:value-type="float">
            <text:p>16</text:p>
          </table:table-cell>
          <table:table-cell office:value-type="float" office:value="0.704017" calcext:value-type="float">
            <text:p>0.704017</text:p>
          </table:table-cell>
          <table:table-cell table:number-columns-repeated="10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2" calcext:value-type="float">
            <text:p>32</text:p>
          </table:table-cell>
          <table:table-cell office:value-type="float" office:value="0.721906" calcext:value-type="float">
            <text:p>0.721906</text:p>
          </table:table-cell>
          <table:table-cell table:number-columns-repeated="10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0.721568" calcext:value-type="float">
            <text:p>0.721568</text:p>
          </table:table-cell>
          <table:table-cell table:number-columns-repeated="10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0.802413" calcext:value-type="float">
            <text:p>0.802413</text:p>
          </table:table-cell>
          <table:table-cell table:number-columns-repeated="10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0.805776" calcext:value-type="float">
            <text:p>0.805776</text:p>
          </table:table-cell>
          <table:table-cell table:number-columns-repeated="10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0.920892" calcext:value-type="float">
            <text:p>0.920892</text:p>
          </table:table-cell>
          <table:table-cell table:number-columns-repeated="10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0.91443" calcext:value-type="float">
            <text:p>0.91443</text:p>
          </table:table-cell>
          <table:table-cell table:number-columns-repeated="10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048" calcext:value-type="float">
            <text:p>2048</text:p>
          </table:table-cell>
          <table:table-cell office:value-type="float" office:value="0.943221" calcext:value-type="float">
            <text:p>0.943221</text:p>
          </table:table-cell>
          <table:table-cell table:number-columns-repeated="10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096" calcext:value-type="float">
            <text:p>4096</text:p>
          </table:table-cell>
          <table:table-cell office:value-type="float" office:value="1.153291" calcext:value-type="float">
            <text:p>1.153291</text:p>
          </table:table-cell>
          <table:table-cell table:number-columns-repeated="10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8192" calcext:value-type="float">
            <text:p>8192</text:p>
          </table:table-cell>
          <table:table-cell office:value-type="float" office:value="0.972781" calcext:value-type="float">
            <text:p>0.972781</text:p>
          </table:table-cell>
          <table:table-cell table:number-columns-repeated="10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6384" calcext:value-type="float">
            <text:p>16384</text:p>
          </table:table-cell>
          <table:table-cell office:value-type="float" office:value="1.071025" calcext:value-type="float">
            <text:p>1.071025</text:p>
          </table:table-cell>
          <table:table-cell table:number-columns-repeated="10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" calcext:value-type="float">
            <text:p>1</text:p>
          </table:table-cell>
          <table:table-cell office:value-type="float" office:value="0.694682" calcext:value-type="float">
            <text:p>0.694682</text:p>
          </table:table-cell>
          <table:table-cell table:number-columns-repeated="10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" calcext:value-type="float">
            <text:p>2</text:p>
          </table:table-cell>
          <table:table-cell office:value-type="float" office:value="0.711411" calcext:value-type="float">
            <text:p>0.711411</text:p>
          </table:table-cell>
          <table:table-cell table:number-columns-repeated="10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float" office:value="0.70045" calcext:value-type="float">
            <text:p>0.70045</text:p>
          </table:table-cell>
          <table:table-cell table:number-columns-repeated="10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8" calcext:value-type="float">
            <text:p>8</text:p>
          </table:table-cell>
          <table:table-cell office:value-type="float" office:value="0.708122" calcext:value-type="float">
            <text:p>0.708122</text:p>
          </table:table-cell>
          <table:table-cell table:number-columns-repeated="10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6" calcext:value-type="float">
            <text:p>16</text:p>
          </table:table-cell>
          <table:table-cell office:value-type="float" office:value="0.703074" calcext:value-type="float">
            <text:p>0.703074</text:p>
          </table:table-cell>
          <table:table-cell table:number-columns-repeated="10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32" calcext:value-type="float">
            <text:p>32</text:p>
          </table:table-cell>
          <table:table-cell office:value-type="float" office:value="0.959239" calcext:value-type="float">
            <text:p>0.959239</text:p>
          </table:table-cell>
          <table:table-cell table:number-columns-repeated="10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.91037" calcext:value-type="float">
            <text:p>1.91037</text:p>
          </table:table-cell>
          <table:table-cell table:number-columns-repeated="10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1.921189" calcext:value-type="float">
            <text:p>1.921189</text:p>
          </table:table-cell>
          <table:table-cell table:number-columns-repeated="10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1.921996" calcext:value-type="float">
            <text:p>1.921996</text:p>
          </table:table-cell>
          <table:table-cell table:number-columns-repeated="10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1.943605" calcext:value-type="float">
            <text:p>1.943605</text:p>
          </table:table-cell>
          <table:table-cell table:number-columns-repeated="10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3.278337" calcext:value-type="float">
            <text:p>3.278337</text:p>
          </table:table-cell>
          <table:table-cell table:number-columns-repeated="10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048" calcext:value-type="float">
            <text:p>2048</text:p>
          </table:table-cell>
          <table:table-cell office:value-type="float" office:value="2.576594" calcext:value-type="float">
            <text:p>2.576594</text:p>
          </table:table-cell>
          <table:table-cell table:number-columns-repeated="10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4096" calcext:value-type="float">
            <text:p>4096</text:p>
          </table:table-cell>
          <table:table-cell office:value-type="float" office:value="3.872251" calcext:value-type="float">
            <text:p>3.872251</text:p>
          </table:table-cell>
          <table:table-cell table:number-columns-repeated="10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8192" calcext:value-type="float">
            <text:p>8192</text:p>
          </table:table-cell>
          <table:table-cell office:value-type="float" office:value="1.157518" calcext:value-type="float">
            <text:p>1.157518</text:p>
          </table:table-cell>
          <table:table-cell table:number-columns-repeated="10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6384" calcext:value-type="float">
            <text:p>16384</text:p>
          </table:table-cell>
          <table:table-cell office:value-type="float" office:value="0.970371" calcext:value-type="float">
            <text:p>0.970371</text:p>
          </table:table-cell>
          <table:table-cell table:number-columns-repeated="10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32768" calcext:value-type="float">
            <text:p>32768</text:p>
          </table:table-cell>
          <table:table-cell office:value-type="float" office:value="1.121438" calcext:value-type="float">
            <text:p>1.121438</text:p>
          </table:table-cell>
          <table:table-cell table:number-columns-repeated="10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0.69463" calcext:value-type="float">
            <text:p>0.69463</text:p>
          </table:table-cell>
          <table:table-cell table:number-columns-repeated="10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0.708467" calcext:value-type="float">
            <text:p>0.708467</text:p>
          </table:table-cell>
          <table:table-cell table:number-columns-repeated="10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0.69642" calcext:value-type="float">
            <text:p>0.69642</text:p>
          </table:table-cell>
          <table:table-cell table:number-columns-repeated="10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0.697673" calcext:value-type="float">
            <text:p>0.697673</text:p>
          </table:table-cell>
          <table:table-cell table:number-columns-repeated="10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0.719934" calcext:value-type="float">
            <text:p>0.719934</text:p>
          </table:table-cell>
          <table:table-cell table:number-columns-repeated="10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1.013663" calcext:value-type="float">
            <text:p>1.013663</text:p>
          </table:table-cell>
          <table:table-cell table:number-columns-repeated="10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2.05761" calcext:value-type="float">
            <text:p>2.05761</text:p>
          </table:table-cell>
          <table:table-cell table:number-columns-repeated="10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2.030778" calcext:value-type="float">
            <text:p>2.030778</text:p>
          </table:table-cell>
          <table:table-cell table:number-columns-repeated="10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2.047499" calcext:value-type="float">
            <text:p>2.047499</text:p>
          </table:table-cell>
          <table:table-cell table:number-columns-repeated="10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2.058069" calcext:value-type="float">
            <text:p>2.058069</text:p>
          </table:table-cell>
          <table:table-cell table:number-columns-repeated="10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024" calcext:value-type="float">
            <text:p>1024</text:p>
          </table:table-cell>
          <table:table-cell office:value-type="float" office:value="3.660885" calcext:value-type="float">
            <text:p>3.660885</text:p>
          </table:table-cell>
          <table:table-cell table:number-columns-repeated="10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048" calcext:value-type="float">
            <text:p>2048</text:p>
          </table:table-cell>
          <table:table-cell office:value-type="float" office:value="4.891409" calcext:value-type="float">
            <text:p>4.891409</text:p>
          </table:table-cell>
          <table:table-cell table:number-columns-repeated="10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4096" calcext:value-type="float">
            <text:p>4096</text:p>
          </table:table-cell>
          <table:table-cell office:value-type="float" office:value="6.188329" calcext:value-type="float">
            <text:p>6.188329</text:p>
          </table:table-cell>
          <table:table-cell table:number-columns-repeated="10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8192" calcext:value-type="float">
            <text:p>8192</text:p>
          </table:table-cell>
          <table:table-cell office:value-type="float" office:value="4.013072" calcext:value-type="float">
            <text:p>4.013072</text:p>
          </table:table-cell>
          <table:table-cell table:number-columns-repeated="10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6384" calcext:value-type="float">
            <text:p>16384</text:p>
          </table:table-cell>
          <table:table-cell office:value-type="float" office:value="1.154399" calcext:value-type="float">
            <text:p>1.154399</text:p>
          </table:table-cell>
          <table:table-cell table:number-columns-repeated="10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32768" calcext:value-type="float">
            <text:p>32768</text:p>
          </table:table-cell>
          <table:table-cell office:value-type="float" office:value="1.001587" calcext:value-type="float">
            <text:p>1.001587</text:p>
          </table:table-cell>
          <table:table-cell table:number-columns-repeated="10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65536" calcext:value-type="float">
            <text:p>65536</text:p>
          </table:table-cell>
          <table:table-cell office:value-type="float" office:value="1.150275" calcext:value-type="float">
            <text:p>1.150275</text:p>
          </table:table-cell>
          <table:table-cell table:number-columns-repeated="10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" calcext:value-type="float">
            <text:p>1</text:p>
          </table:table-cell>
          <table:table-cell office:value-type="float" office:value="0.714872" calcext:value-type="float">
            <text:p>0.714872</text:p>
          </table:table-cell>
          <table:table-cell table:number-columns-repeated="10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" calcext:value-type="float">
            <text:p>2</text:p>
          </table:table-cell>
          <table:table-cell office:value-type="float" office:value="0.696183" calcext:value-type="float">
            <text:p>0.696183</text:p>
          </table:table-cell>
          <table:table-cell table:number-columns-repeated="10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office:value-type="float" office:value="0.696135" calcext:value-type="float">
            <text:p>0.696135</text:p>
          </table:table-cell>
          <table:table-cell table:number-columns-repeated="10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8" calcext:value-type="float">
            <text:p>8</text:p>
          </table:table-cell>
          <table:table-cell office:value-type="float" office:value="0.697679" calcext:value-type="float">
            <text:p>0.697679</text:p>
          </table:table-cell>
          <table:table-cell table:number-columns-repeated="10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6" calcext:value-type="float">
            <text:p>16</text:p>
          </table:table-cell>
          <table:table-cell office:value-type="float" office:value="0.735722" calcext:value-type="float">
            <text:p>0.735722</text:p>
          </table:table-cell>
          <table:table-cell table:number-columns-repeated="10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32" calcext:value-type="float">
            <text:p>32</text:p>
          </table:table-cell>
          <table:table-cell office:value-type="float" office:value="1.07475" calcext:value-type="float">
            <text:p>1.07475</text:p>
          </table:table-cell>
          <table:table-cell table:number-columns-repeated="10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2.137605" calcext:value-type="float">
            <text:p>2.137605</text:p>
          </table:table-cell>
          <table:table-cell table:number-columns-repeated="10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2.165289" calcext:value-type="float">
            <text:p>2.165289</text:p>
          </table:table-cell>
          <table:table-cell table:number-columns-repeated="10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2.198484" calcext:value-type="float">
            <text:p>2.198484</text:p>
          </table:table-cell>
          <table:table-cell table:number-columns-repeated="10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512" calcext:value-type="float">
            <text:p>512</text:p>
          </table:table-cell>
          <table:table-cell office:value-type="float" office:value="2.110104" calcext:value-type="float">
            <text:p>2.110104</text:p>
          </table:table-cell>
          <table:table-cell table:number-columns-repeated="10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024" calcext:value-type="float">
            <text:p>1024</text:p>
          </table:table-cell>
          <table:table-cell office:value-type="float" office:value="3.556794" calcext:value-type="float">
            <text:p>3.556794</text:p>
          </table:table-cell>
          <table:table-cell table:number-columns-repeated="10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048" calcext:value-type="float">
            <text:p>2048</text:p>
          </table:table-cell>
          <table:table-cell office:value-type="float" office:value="4.910877" calcext:value-type="float">
            <text:p>4.910877</text:p>
          </table:table-cell>
          <table:table-cell table:number-columns-repeated="10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4096" calcext:value-type="float">
            <text:p>4096</text:p>
          </table:table-cell>
          <table:table-cell office:value-type="float" office:value="7.082978" calcext:value-type="float">
            <text:p>7.082978</text:p>
          </table:table-cell>
          <table:table-cell table:number-columns-repeated="10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8192" calcext:value-type="float">
            <text:p>8192</text:p>
          </table:table-cell>
          <table:table-cell office:value-type="float" office:value="5.353761" calcext:value-type="float">
            <text:p>5.353761</text:p>
          </table:table-cell>
          <table:table-cell table:number-columns-repeated="10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6384" calcext:value-type="float">
            <text:p>16384</text:p>
          </table:table-cell>
          <table:table-cell office:value-type="float" office:value="3.914159" calcext:value-type="float">
            <text:p>3.914159</text:p>
          </table:table-cell>
          <table:table-cell table:number-columns-repeated="10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32768" calcext:value-type="float">
            <text:p>32768</text:p>
          </table:table-cell>
          <table:table-cell office:value-type="float" office:value="1.146977" calcext:value-type="float">
            <text:p>1.146977</text:p>
          </table:table-cell>
          <table:table-cell table:number-columns-repeated="10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65536" calcext:value-type="float">
            <text:p>65536</text:p>
          </table:table-cell>
          <table:table-cell office:value-type="float" office:value="0.975383" calcext:value-type="float">
            <text:p>0.975383</text:p>
          </table:table-cell>
          <table:table-cell table:number-columns-repeated="10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.146086" calcext:value-type="float">
            <text:p>1.146086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0.70389" calcext:value-type="float">
            <text:p>0.70389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2" calcext:value-type="float">
            <text:p>2</text:p>
          </table:table-cell>
          <table:table-cell office:value-type="float" office:value="0.697211" calcext:value-type="float">
            <text:p>0.697211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" calcext:value-type="float">
            <text:p>4</text:p>
          </table:table-cell>
          <table:table-cell office:value-type="float" office:value="0.708865" calcext:value-type="float">
            <text:p>0.708865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8" calcext:value-type="float">
            <text:p>8</text:p>
          </table:table-cell>
          <table:table-cell office:value-type="float" office:value="0.701218" calcext:value-type="float">
            <text:p>0.701218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6" calcext:value-type="float">
            <text:p>16</text:p>
          </table:table-cell>
          <table:table-cell office:value-type="float" office:value="0.7571" calcext:value-type="float">
            <text:p>0.7571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32" calcext:value-type="float">
            <text:p>32</text:p>
          </table:table-cell>
          <table:table-cell office:value-type="float" office:value="1.240908" calcext:value-type="float">
            <text:p>1.240908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2.481545" calcext:value-type="float">
            <text:p>2.481545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2.590355" calcext:value-type="float">
            <text:p>2.590355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256" calcext:value-type="float">
            <text:p>256</text:p>
          </table:table-cell>
          <table:table-cell office:value-type="float" office:value="2.670224" calcext:value-type="float">
            <text:p>2.670224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512" calcext:value-type="float">
            <text:p>512</text:p>
          </table:table-cell>
          <table:table-cell office:value-type="float" office:value="2.367489" calcext:value-type="float">
            <text:p>2.367489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024" calcext:value-type="float">
            <text:p>1024</text:p>
          </table:table-cell>
          <table:table-cell office:value-type="float" office:value="3.70738" calcext:value-type="float">
            <text:p>3.70738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2048" calcext:value-type="float">
            <text:p>2048</text:p>
          </table:table-cell>
          <table:table-cell office:value-type="float" office:value="4.874462" calcext:value-type="float">
            <text:p>4.874462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096" calcext:value-type="float">
            <text:p>4096</text:p>
          </table:table-cell>
          <table:table-cell office:value-type="float" office:value="7.601027" calcext:value-type="float">
            <text:p>7.601027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8192" calcext:value-type="float">
            <text:p>8192</text:p>
          </table:table-cell>
          <table:table-cell office:value-type="float" office:value="7.010566" calcext:value-type="float">
            <text:p>7.010566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6384" calcext:value-type="float">
            <text:p>16384</text:p>
          </table:table-cell>
          <table:table-cell office:value-type="float" office:value="6.316846" calcext:value-type="float">
            <text:p>6.316846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32768" calcext:value-type="float">
            <text:p>32768</text:p>
          </table:table-cell>
          <table:table-cell office:value-type="float" office:value="4.918603" calcext:value-type="float">
            <text:p>4.918603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65536" calcext:value-type="float">
            <text:p>65536</text:p>
          </table:table-cell>
          <table:table-cell office:value-type="float" office:value="1.809969" calcext:value-type="float">
            <text:p>1.809969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972834" calcext:value-type="float">
            <text:p>0.972834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262144" calcext:value-type="float">
            <text:p>262144</text:p>
          </table:table-cell>
          <table:table-cell office:value-type="float" office:value="1.144297" calcext:value-type="float">
            <text:p>1.144297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" calcext:value-type="float">
            <text:p>1</text:p>
          </table:table-cell>
          <table:table-cell office:value-type="float" office:value="0.709087" calcext:value-type="float">
            <text:p>0.709087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" calcext:value-type="float">
            <text:p>2</text:p>
          </table:table-cell>
          <table:table-cell office:value-type="float" office:value="0.697089" calcext:value-type="float">
            <text:p>0.697089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4" calcext:value-type="float">
            <text:p>4</text:p>
          </table:table-cell>
          <table:table-cell office:value-type="float" office:value="0.699488" calcext:value-type="float">
            <text:p>0.699488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8" calcext:value-type="float">
            <text:p>8</text:p>
          </table:table-cell>
          <table:table-cell office:value-type="float" office:value="0.699986" calcext:value-type="float">
            <text:p>0.699986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6" calcext:value-type="float">
            <text:p>16</text:p>
          </table:table-cell>
          <table:table-cell office:value-type="float" office:value="0.760333" calcext:value-type="float">
            <text:p>0.760333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32" calcext:value-type="float">
            <text:p>32</text:p>
          </table:table-cell>
          <table:table-cell office:value-type="float" office:value="1.243524" calcext:value-type="float">
            <text:p>1.243524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2.456256" calcext:value-type="float">
            <text:p>2.456256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28" calcext:value-type="float">
            <text:p>128</text:p>
          </table:table-cell>
          <table:table-cell office:value-type="float" office:value="2.652184" calcext:value-type="float">
            <text:p>2.652184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56" calcext:value-type="float">
            <text:p>256</text:p>
          </table:table-cell>
          <table:table-cell office:value-type="float" office:value="2.734298" calcext:value-type="float">
            <text:p>2.734298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512" calcext:value-type="float">
            <text:p>512</text:p>
          </table:table-cell>
          <table:table-cell office:value-type="float" office:value="2.367588" calcext:value-type="float">
            <text:p>2.367588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024" calcext:value-type="float">
            <text:p>1024</text:p>
          </table:table-cell>
          <table:table-cell office:value-type="float" office:value="3.694543" calcext:value-type="float">
            <text:p>3.694543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048" calcext:value-type="float">
            <text:p>2048</text:p>
          </table:table-cell>
          <table:table-cell office:value-type="float" office:value="0.111699" calcext:value-type="float">
            <text:p>0.111699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4096" calcext:value-type="float">
            <text:p>4096</text:p>
          </table:table-cell>
          <table:table-cell office:value-type="float" office:value="2.893961" calcext:value-type="float">
            <text:p>2.893961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8192" calcext:value-type="float">
            <text:p>8192</text:p>
          </table:table-cell>
          <table:table-cell office:value-type="float" office:value="2.865905" calcext:value-type="float">
            <text:p>2.865905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6384" calcext:value-type="float">
            <text:p>16384</text:p>
          </table:table-cell>
          <table:table-cell office:value-type="float" office:value="2.417092" calcext:value-type="float">
            <text:p>2.417092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32768" calcext:value-type="float">
            <text:p>32768</text:p>
          </table:table-cell>
          <table:table-cell office:value-type="float" office:value="1.63569" calcext:value-type="float">
            <text:p>1.63569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65536" calcext:value-type="float">
            <text:p>65536</text:p>
          </table:table-cell>
          <table:table-cell office:value-type="float" office:value="0.135989" calcext:value-type="float">
            <text:p>0.135989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.812658" calcext:value-type="float">
            <text:p>1.812658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968598" calcext:value-type="float">
            <text:p>0.968598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.128669" calcext:value-type="float">
            <text:p>1.128669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2T16:25:34.062322559</dc:date>
    <meta:editing-duration>PT7M15S</meta:editing-duration>
    <meta:editing-cycles>1</meta:editing-cycles>
    <meta:document-statistic meta:table-count="1" meta:cell-count="556" meta:object-count="1"/>
    <meta:generator>LibreOffice/6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781cm" svg:height="11.689cm" xlink:href=".." xlink:type="simple" chart:class="chart:line" chart:style-name="ch1">
        <chart:legend chart:legend-position="end" svg:x="18.141cm" svg:y="4.118cm" style:legend-expansion="high" chart:style-name="ch2"/>
        <chart:plot-area chart:style-name="ch3" table:cell-range-address="things2.E3:things2.M23" chart:data-source-has-labels="both" svg:x="0.415cm" svg:y="0.233cm" svg:width="17.311cm" svg:height="11.223cm">
          <chartooo:coordinate-region svg:x="0.851cm" svg:y="0.233cm" svg:width="16.762cm" svg:height="9.802cm"/>
          <chart:axis chart:dimension="x" chart:name="primary-x" chart:style-name="ch4" chartooo:axis-type="auto">
            <chartooo:date-scale/>
            <chart:categories table:cell-range-address="things2.E4:things2.E2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hings2.F4:things2.F23" chart:label-cell-address="things2.F3:things2.F3" chart:class="chart:line">
            <chart:data-point chart:repeated="20"/>
          </chart:series>
          <chart:series chart:style-name="ch7" chart:values-cell-range-address="things2.G4:things2.G23" chart:label-cell-address="things2.G3:things2.G3" chart:class="chart:line">
            <chart:data-point chart:repeated="20"/>
          </chart:series>
          <chart:series chart:style-name="ch8" chart:values-cell-range-address="things2.H4:things2.H23" chart:label-cell-address="things2.H3:things2.H3" chart:class="chart:line">
            <chart:data-point chart:repeated="20"/>
          </chart:series>
          <chart:series chart:style-name="ch9" chart:values-cell-range-address="things2.I4:things2.I23" chart:label-cell-address="things2.I3:things2.I3" chart:class="chart:line">
            <chart:data-point chart:repeated="20"/>
          </chart:series>
          <chart:series chart:style-name="ch10" chart:values-cell-range-address="things2.J4:things2.J23" chart:label-cell-address="things2.J3:things2.J3" chart:class="chart:line">
            <chart:data-point chart:repeated="20"/>
          </chart:series>
          <chart:series chart:style-name="ch11" chart:values-cell-range-address="things2.K4:things2.K23" chart:label-cell-address="things2.K3:things2.K3" chart:class="chart:line">
            <chart:data-point chart:repeated="20"/>
          </chart:series>
          <chart:series chart:style-name="ch12" chart:values-cell-range-address="things2.L4:things2.L23" chart:label-cell-address="things2.L3:things2.L3" chart:class="chart:line">
            <chart:data-point chart:repeated="20"/>
          </chart:series>
          <chart:series chart:style-name="ch13" chart:values-cell-range-address="things2.M4:things2.M23" chart:label-cell-address="things2.M3:things2.M3" chart:class="chart:line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192</text:p>
                <draw:g>
                  <svg:desc>things2.F3:things2.F3</svg:desc>
                </draw:g>
              </table:table-cell>
              <table:table-cell office:value-type="string">
                <text:p>16384</text:p>
                <draw:g>
                  <svg:desc>things2.G3:things2.G3</svg:desc>
                </draw:g>
              </table:table-cell>
              <table:table-cell office:value-type="string">
                <text:p>32768</text:p>
                <draw:g>
                  <svg:desc>things2.H3:things2.H3</svg:desc>
                </draw:g>
              </table:table-cell>
              <table:table-cell office:value-type="string">
                <text:p>65536</text:p>
                <draw:g>
                  <svg:desc>things2.I3:things2.I3</svg:desc>
                </draw:g>
              </table:table-cell>
              <table:table-cell office:value-type="string">
                <text:p>131072</text:p>
                <draw:g>
                  <svg:desc>things2.J3:things2.J3</svg:desc>
                </draw:g>
              </table:table-cell>
              <table:table-cell office:value-type="string">
                <text:p>262144</text:p>
                <draw:g>
                  <svg:desc>things2.K3:things2.K3</svg:desc>
                </draw:g>
              </table:table-cell>
              <table:table-cell office:value-type="string">
                <text:p>524288</text:p>
                <draw:g>
                  <svg:desc>things2.L3:things2.L3</svg:desc>
                </draw:g>
              </table:table-cell>
              <table:table-cell office:value-type="string">
                <text:p>1048576</text:p>
                <draw:g>
                  <svg:desc>things2.M3:things2.M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hings2.E4:things2.E23</svg:desc>
                </draw:g>
              </table:table-cell>
              <table:table-cell office:value-type="float" office:value="0.737662">
                <text:p>0.737662</text:p>
                <draw:g>
                  <svg:desc>things2.F4:things2.F23</svg:desc>
                </draw:g>
              </table:table-cell>
              <table:table-cell office:value-type="float" office:value="0.695379">
                <text:p>0.695379</text:p>
                <draw:g>
                  <svg:desc>things2.G4:things2.G23</svg:desc>
                </draw:g>
              </table:table-cell>
              <table:table-cell office:value-type="float" office:value="0.695303">
                <text:p>0.695303</text:p>
                <draw:g>
                  <svg:desc>things2.H4:things2.H23</svg:desc>
                </draw:g>
              </table:table-cell>
              <table:table-cell office:value-type="float" office:value="0.694682">
                <text:p>0.694682</text:p>
                <draw:g>
                  <svg:desc>things2.I4:things2.I23</svg:desc>
                </draw:g>
              </table:table-cell>
              <table:table-cell office:value-type="float" office:value="0.69463">
                <text:p>0.69463</text:p>
                <draw:g>
                  <svg:desc>things2.J4:things2.J23</svg:desc>
                </draw:g>
              </table:table-cell>
              <table:table-cell office:value-type="float" office:value="0.714872">
                <text:p>0.714872</text:p>
                <draw:g>
                  <svg:desc>things2.K4:things2.K23</svg:desc>
                </draw:g>
              </table:table-cell>
              <table:table-cell office:value-type="float" office:value="0.70389">
                <text:p>0.70389</text:p>
                <draw:g>
                  <svg:desc>things2.L4:things2.L23</svg:desc>
                </draw:g>
              </table:table-cell>
              <table:table-cell office:value-type="float" office:value="0.709087">
                <text:p>0.709087</text:p>
                <draw:g>
                  <svg:desc>things2.M4:things2.M2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22682">
                <text:p>0.722682</text:p>
              </table:table-cell>
              <table:table-cell office:value-type="float" office:value="0.689797">
                <text:p>0.689797</text:p>
              </table:table-cell>
              <table:table-cell office:value-type="float" office:value="0.695311">
                <text:p>0.695311</text:p>
              </table:table-cell>
              <table:table-cell office:value-type="float" office:value="0.711411">
                <text:p>0.711411</text:p>
              </table:table-cell>
              <table:table-cell office:value-type="float" office:value="0.708467">
                <text:p>0.708467</text:p>
              </table:table-cell>
              <table:table-cell office:value-type="float" office:value="0.696183">
                <text:p>0.696183</text:p>
              </table:table-cell>
              <table:table-cell office:value-type="float" office:value="0.697211">
                <text:p>0.697211</text:p>
              </table:table-cell>
              <table:table-cell office:value-type="float" office:value="0.697089">
                <text:p>0.69708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31025">
                <text:p>0.731025</text:p>
              </table:table-cell>
              <table:table-cell office:value-type="float" office:value="0.7295">
                <text:p>0.7295</text:p>
              </table:table-cell>
              <table:table-cell office:value-type="float" office:value="0.693104">
                <text:p>0.693104</text:p>
              </table:table-cell>
              <table:table-cell office:value-type="float" office:value="0.70045">
                <text:p>0.70045</text:p>
              </table:table-cell>
              <table:table-cell office:value-type="float" office:value="0.69642">
                <text:p>0.69642</text:p>
              </table:table-cell>
              <table:table-cell office:value-type="float" office:value="0.696135">
                <text:p>0.696135</text:p>
              </table:table-cell>
              <table:table-cell office:value-type="float" office:value="0.708865">
                <text:p>0.708865</text:p>
              </table:table-cell>
              <table:table-cell office:value-type="float" office:value="0.699488">
                <text:p>0.69948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25689">
                <text:p>0.725689</text:p>
              </table:table-cell>
              <table:table-cell office:value-type="float" office:value="0.70784">
                <text:p>0.70784</text:p>
              </table:table-cell>
              <table:table-cell office:value-type="float" office:value="0.698682">
                <text:p>0.698682</text:p>
              </table:table-cell>
              <table:table-cell office:value-type="float" office:value="0.708122">
                <text:p>0.708122</text:p>
              </table:table-cell>
              <table:table-cell office:value-type="float" office:value="0.697673">
                <text:p>0.697673</text:p>
              </table:table-cell>
              <table:table-cell office:value-type="float" office:value="0.697679">
                <text:p>0.697679</text:p>
              </table:table-cell>
              <table:table-cell office:value-type="float" office:value="0.701218">
                <text:p>0.701218</text:p>
              </table:table-cell>
              <table:table-cell office:value-type="float" office:value="0.699986">
                <text:p>0.69998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31574">
                <text:p>0.731574</text:p>
              </table:table-cell>
              <table:table-cell office:value-type="float" office:value="0.714281">
                <text:p>0.714281</text:p>
              </table:table-cell>
              <table:table-cell office:value-type="float" office:value="0.704017">
                <text:p>0.704017</text:p>
              </table:table-cell>
              <table:table-cell office:value-type="float" office:value="0.703074">
                <text:p>0.703074</text:p>
              </table:table-cell>
              <table:table-cell office:value-type="float" office:value="0.719934">
                <text:p>0.719934</text:p>
              </table:table-cell>
              <table:table-cell office:value-type="float" office:value="0.735722">
                <text:p>0.735722</text:p>
              </table:table-cell>
              <table:table-cell office:value-type="float" office:value="0.7571">
                <text:p>0.7571</text:p>
              </table:table-cell>
              <table:table-cell office:value-type="float" office:value="0.760333">
                <text:p>0.76033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75382">
                <text:p>0.75382</text:p>
              </table:table-cell>
              <table:table-cell office:value-type="float" office:value="0.728227">
                <text:p>0.728227</text:p>
              </table:table-cell>
              <table:table-cell office:value-type="float" office:value="0.721906">
                <text:p>0.721906</text:p>
              </table:table-cell>
              <table:table-cell office:value-type="float" office:value="0.959239">
                <text:p>0.959239</text:p>
              </table:table-cell>
              <table:table-cell office:value-type="float" office:value="1.013663">
                <text:p>1.013663</text:p>
              </table:table-cell>
              <table:table-cell office:value-type="float" office:value="1.07475">
                <text:p>1.07475</text:p>
              </table:table-cell>
              <table:table-cell office:value-type="float" office:value="1.240908">
                <text:p>1.240908</text:p>
              </table:table-cell>
              <table:table-cell office:value-type="float" office:value="1.243524">
                <text:p>1.24352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803244">
                <text:p>0.803244</text:p>
              </table:table-cell>
              <table:table-cell office:value-type="float" office:value="0.756784">
                <text:p>0.756784</text:p>
              </table:table-cell>
              <table:table-cell office:value-type="float" office:value="0.721568">
                <text:p>0.721568</text:p>
              </table:table-cell>
              <table:table-cell office:value-type="float" office:value="1.91037">
                <text:p>1.91037</text:p>
              </table:table-cell>
              <table:table-cell office:value-type="float" office:value="2.05761">
                <text:p>2.05761</text:p>
              </table:table-cell>
              <table:table-cell office:value-type="float" office:value="2.137605">
                <text:p>2.137605</text:p>
              </table:table-cell>
              <table:table-cell office:value-type="float" office:value="2.481545">
                <text:p>2.481545</text:p>
              </table:table-cell>
              <table:table-cell office:value-type="float" office:value="2.456256">
                <text:p>2.45625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939775">
                <text:p>0.939775</text:p>
              </table:table-cell>
              <table:table-cell office:value-type="float" office:value="0.798976">
                <text:p>0.798976</text:p>
              </table:table-cell>
              <table:table-cell office:value-type="float" office:value="0.802413">
                <text:p>0.802413</text:p>
              </table:table-cell>
              <table:table-cell office:value-type="float" office:value="1.921189">
                <text:p>1.921189</text:p>
              </table:table-cell>
              <table:table-cell office:value-type="float" office:value="2.030778">
                <text:p>2.030778</text:p>
              </table:table-cell>
              <table:table-cell office:value-type="float" office:value="2.165289">
                <text:p>2.165289</text:p>
              </table:table-cell>
              <table:table-cell office:value-type="float" office:value="2.590355">
                <text:p>2.590355</text:p>
              </table:table-cell>
              <table:table-cell office:value-type="float" office:value="2.652184">
                <text:p>2.65218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943158">
                <text:p>0.943158</text:p>
              </table:table-cell>
              <table:table-cell office:value-type="float" office:value="0.908386">
                <text:p>0.908386</text:p>
              </table:table-cell>
              <table:table-cell office:value-type="float" office:value="0.805776">
                <text:p>0.805776</text:p>
              </table:table-cell>
              <table:table-cell office:value-type="float" office:value="1.921996">
                <text:p>1.921996</text:p>
              </table:table-cell>
              <table:table-cell office:value-type="float" office:value="2.047499">
                <text:p>2.047499</text:p>
              </table:table-cell>
              <table:table-cell office:value-type="float" office:value="2.198484">
                <text:p>2.198484</text:p>
              </table:table-cell>
              <table:table-cell office:value-type="float" office:value="2.670224">
                <text:p>2.670224</text:p>
              </table:table-cell>
              <table:table-cell office:value-type="float" office:value="2.734298">
                <text:p>2.73429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934186">
                <text:p>0.934186</text:p>
              </table:table-cell>
              <table:table-cell office:value-type="float" office:value="0.915877">
                <text:p>0.915877</text:p>
              </table:table-cell>
              <table:table-cell office:value-type="float" office:value="0.920892">
                <text:p>0.920892</text:p>
              </table:table-cell>
              <table:table-cell office:value-type="float" office:value="1.943605">
                <text:p>1.943605</text:p>
              </table:table-cell>
              <table:table-cell office:value-type="float" office:value="2.058069">
                <text:p>2.058069</text:p>
              </table:table-cell>
              <table:table-cell office:value-type="float" office:value="2.110104">
                <text:p>2.110104</text:p>
              </table:table-cell>
              <table:table-cell office:value-type="float" office:value="2.367489">
                <text:p>2.367489</text:p>
              </table:table-cell>
              <table:table-cell office:value-type="float" office:value="2.367588">
                <text:p>2.36758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971029">
                <text:p>0.971029</text:p>
              </table:table-cell>
              <table:table-cell office:value-type="float" office:value="0.946427">
                <text:p>0.946427</text:p>
              </table:table-cell>
              <table:table-cell office:value-type="float" office:value="0.91443">
                <text:p>0.91443</text:p>
              </table:table-cell>
              <table:table-cell office:value-type="float" office:value="3.278337">
                <text:p>3.278337</text:p>
              </table:table-cell>
              <table:table-cell office:value-type="float" office:value="3.660885">
                <text:p>3.660885</text:p>
              </table:table-cell>
              <table:table-cell office:value-type="float" office:value="3.556794">
                <text:p>3.556794</text:p>
              </table:table-cell>
              <table:table-cell office:value-type="float" office:value="3.70738">
                <text:p>3.70738</text:p>
              </table:table-cell>
              <table:table-cell office:value-type="float" office:value="3.694543">
                <text:p>3.694543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812654">
                <text:p>0.812654</text:p>
              </table:table-cell>
              <table:table-cell office:value-type="float" office:value="0.971859">
                <text:p>0.971859</text:p>
              </table:table-cell>
              <table:table-cell office:value-type="float" office:value="0.943221">
                <text:p>0.943221</text:p>
              </table:table-cell>
              <table:table-cell office:value-type="float" office:value="2.576594">
                <text:p>2.576594</text:p>
              </table:table-cell>
              <table:table-cell office:value-type="float" office:value="4.891409">
                <text:p>4.891409</text:p>
              </table:table-cell>
              <table:table-cell office:value-type="float" office:value="4.910877">
                <text:p>4.910877</text:p>
              </table:table-cell>
              <table:table-cell office:value-type="float" office:value="4.874462">
                <text:p>4.874462</text:p>
              </table:table-cell>
              <table:table-cell office:value-type="float" office:value="0.111699">
                <text:p>0.111699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.165976">
                <text:p>1.165976</text:p>
              </table:table-cell>
              <table:table-cell office:value-type="float" office:value="0.964674">
                <text:p>0.964674</text:p>
              </table:table-cell>
              <table:table-cell office:value-type="float" office:value="1.153291">
                <text:p>1.153291</text:p>
              </table:table-cell>
              <table:table-cell office:value-type="float" office:value="3.872251">
                <text:p>3.872251</text:p>
              </table:table-cell>
              <table:table-cell office:value-type="float" office:value="6.188329">
                <text:p>6.188329</text:p>
              </table:table-cell>
              <table:table-cell office:value-type="float" office:value="7.082978">
                <text:p>7.082978</text:p>
              </table:table-cell>
              <table:table-cell office:value-type="float" office:value="7.601027">
                <text:p>7.601027</text:p>
              </table:table-cell>
              <table:table-cell office:value-type="float" office:value="2.893961">
                <text:p>2.893961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NaN">
                <text:p>NaN</text:p>
              </table:table-cell>
              <table:table-cell office:value-type="float" office:value="1.16605">
                <text:p>1.16605</text:p>
              </table:table-cell>
              <table:table-cell office:value-type="float" office:value="0.972781">
                <text:p>0.972781</text:p>
              </table:table-cell>
              <table:table-cell office:value-type="float" office:value="1.157518">
                <text:p>1.157518</text:p>
              </table:table-cell>
              <table:table-cell office:value-type="float" office:value="4.013072">
                <text:p>4.013072</text:p>
              </table:table-cell>
              <table:table-cell office:value-type="float" office:value="5.353761">
                <text:p>5.353761</text:p>
              </table:table-cell>
              <table:table-cell office:value-type="float" office:value="7.010566">
                <text:p>7.010566</text:p>
              </table:table-cell>
              <table:table-cell office:value-type="float" office:value="2.865905">
                <text:p>2.865905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71025">
                <text:p>1.071025</text:p>
              </table:table-cell>
              <table:table-cell office:value-type="float" office:value="0.970371">
                <text:p>0.970371</text:p>
              </table:table-cell>
              <table:table-cell office:value-type="float" office:value="1.154399">
                <text:p>1.154399</text:p>
              </table:table-cell>
              <table:table-cell office:value-type="float" office:value="3.914159">
                <text:p>3.914159</text:p>
              </table:table-cell>
              <table:table-cell office:value-type="float" office:value="6.316846">
                <text:p>6.316846</text:p>
              </table:table-cell>
              <table:table-cell office:value-type="float" office:value="2.417092">
                <text:p>2.417092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1438">
                <text:p>1.121438</text:p>
              </table:table-cell>
              <table:table-cell office:value-type="float" office:value="1.001587">
                <text:p>1.001587</text:p>
              </table:table-cell>
              <table:table-cell office:value-type="float" office:value="1.146977">
                <text:p>1.146977</text:p>
              </table:table-cell>
              <table:table-cell office:value-type="float" office:value="4.918603">
                <text:p>4.918603</text:p>
              </table:table-cell>
              <table:table-cell office:value-type="float" office:value="1.63569">
                <text:p>1.63569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0275">
                <text:p>1.150275</text:p>
              </table:table-cell>
              <table:table-cell office:value-type="float" office:value="0.975383">
                <text:p>0.975383</text:p>
              </table:table-cell>
              <table:table-cell office:value-type="float" office:value="1.809969">
                <text:p>1.809969</text:p>
              </table:table-cell>
              <table:table-cell office:value-type="float" office:value="0.135989">
                <text:p>0.135989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46086">
                <text:p>1.146086</text:p>
              </table:table-cell>
              <table:table-cell office:value-type="float" office:value="0.972834">
                <text:p>0.972834</text:p>
              </table:table-cell>
              <table:table-cell office:value-type="float" office:value="1.812658">
                <text:p>1.812658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44297">
                <text:p>1.144297</text:p>
              </table:table-cell>
              <table:table-cell office:value-type="float" office:value="0.968598">
                <text:p>0.968598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8669">
                <text:p>1.1286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